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shapes>
          <draw:frame draw:z-index="1" draw:id="id0" draw:style-name="a0" draw:name="Wykres 1" svg:x="0.10587in" svg:y="2.21957in" svg:width="7.44724in" svg:height="4.4070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Rh</text:p>
          </table:table-cell>
          <table:table-cell office:value-type="string" table:style-name="ce1">
            <text:p>Rl</text:p>
          </table:table-cell>
          <table:table-cell office:value-type="string" table:style-name="ce1">
            <text:p>Rdigi H</text:p>
          </table:table-cell>
          <table:table-cell office:value-type="string" table:style-name="ce1">
            <text:p>Rdigi L</text:p>
          </table:table-cell>
          <table:table-cell office:value-type="string" table:style-name="ce1">
            <text:p>Uwe</text:p>
          </table:table-cell>
          <table:table-cell office:value-type="string" table:style-name="ce1">
            <text:p>Uwy</text:p>
          </table:table-cell>
          <table:table-cell office:value-type="string" table:style-name="ce1">
            <text:p>Vh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VCC</text:p>
          </table:table-cell>
          <table:table-cell office:value-type="string" table:style-name="ce1">
            <text:p>VREF</text:p>
          </table:table-cell>
          <table:table-cell office:value-type="string" table:style-name="ce1">
            <text:p>Vth</text:p>
          </table:table-cell>
          <table:table-cell office:value-type="string" table:style-name="ce1">
            <text:p>Vtl</text:p>
          </table:table-cell>
          <table:table-cell table:number-columns-repeated="16371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float" office:value="4700" table:style-name="ce1">
            <text:p>4700</text:p>
          </table:table-cell>
          <table:table-cell office:value-type="float" office:value="5000" table:formula="of:=10000*[.C10]/100" table:style-name="ce1">
            <text:p>5000</text:p>
          </table:table-cell>
          <table:table-cell office:value-type="float" office:value="5000" table:formula="of:=10000-[.C2]" table:style-name="ce1">
            <text:p>5000</text:p>
          </table:table-cell>
          <table:table-cell office:value-type="float" office:value="3.3" table:style-name="ce1">
            <text:p>3,3</text:p>
          </table:table-cell>
          <table:table-cell office:value-type="float" office:value="1.5216666666666667" table:formula="of:=[.E2]*([.A2]+[.C2])/([.A2]+[.B2]+[.C2]+[.D2])" table:style-name="ce1">
            <text:p>1,521666667</text:p>
          </table:table-cell>
          <table:table-cell office:value-type="float" office:value="0.33" table:formula="of:=[.A5]*[.E2]/[.B5]" table:style-name="ce1">
            <text:p>0,3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00" table:style-name="ce1">
            <text:p>10000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5" table:style-name="ce1">
            <text:p>5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string" table:style-name="ce1">
            <text:p>%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9" table:style-name="ce1">
            <text:p>9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style-name="ro1">
          <table:table-cell table:number-columns-repeated="8" table:style-name="ce1"/>
          <table:table-cell office:value-type="float" office:value="10" table:style-name="ce1">
            <text:p>10</text:p>
          </table:table-cell>
          <table:table-cell office:value-type="float" office:value="3.3" table:formula="of:=[.E$2]" table:style-name="ce1">
            <text:p>3,3</text:p>
          </table:table-cell>
          <table:table-cell office:value-type="float" office:value="1.5216666666666667" table:formula="of:=[.F$2]" table:style-name="ce1">
            <text:p>1,521666667</text:p>
          </table:table-cell>
          <table:table-cell office:value-type="float" office:value="1.6866666666666668" table:formula="of:=[.K$2]+[.G$2]/2" table:style-name="ce1">
            <text:p>1,686666667</text:p>
          </table:table-cell>
          <table:table-cell office:value-type="float" office:value="1.3566666666666667" table:formula="of:=[.K$2]-[.G$2]/2" table:style-name="ce1">
            <text:p>1,356666667</text:p>
          </table:table-cell>
          <table:table-cell table:number-columns-repeated="1637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Kicajski</dc:creator>
    <meta:creation-date>2020-11-29T15:04:16Z</meta:creation-date>
    <dc:date>2020-12-16T21:26:41Z</dc:date>
    <meta:editing-cycles>1</meta:editing-cycles>
    <meta:editing-duration>PT281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3.3" chart:minimum="0" chart:origin="0" chart:interval-major="0.5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317.310157480315pt" svg:width="536.2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Arkusz1.$J$1" chart:values-cell-range-address="Arkusz1.$J$2:.$J$12" chart:class="chart:scatter" chart:attached-axis="primary-y" chart:style-name="G0S0">
            <chart:domain table:cell-range-address="Arkusz1.$I$2:.$I$12"/>
            <chart:data-point chart:repeated="11"/>
          </chart:series>
          <chart:series chart:label-cell-address="Arkusz1.$M$1" chart:values-cell-range-address="Arkusz1.$M$2:.$M$12" chart:class="chart:scatter" chart:attached-axis="primary-y" chart:style-name="G0S1">
            <chart:domain table:cell-range-address="Arkusz1.$I$2:.$I$12"/>
            <chart:data-point chart:repeated="11"/>
          </chart:series>
          <chart:series chart:label-cell-address="Arkusz1.$L$1" chart:values-cell-range-address="Arkusz1.$L$2:.$L$12" chart:class="chart:scatter" chart:attached-axis="primary-y" chart:style-name="G0S2">
            <chart:domain table:cell-range-address="Arkusz1.$I$2:.$I$12"/>
            <chart:data-point chart:repeated="11"/>
          </chart:series>
          <chart:series chart:label-cell-address="Arkusz1.$K$1" chart:values-cell-range-address="Arkusz1.$K$2:.$K$12" chart:class="chart:scatter" chart:attached-axis="primary-y" chart:style-name="G0S3">
            <chart:domain table:cell-range-address="Arkusz1.$I$2:.$I$12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